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in" fo:margin-right="0in" fo:text-indent="0in" style:auto-text-indent="false"/>
    </style:style>
    <style:style style:name="P11"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4"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5"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style:font-name-asian="MS Mincho" style:font-name-complex="Tahoma3"/>
    </style:style>
    <style:style style:name="P18" style:family="paragraph" style:parent-style-name="Text_20_body">
      <style:text-properties style:font-name="Arial2" fo:font-size="11pt" officeooo:paragraph-rsid="00200552" style:font-size-asian="11pt" style:font-size-complex="11pt"/>
    </style:style>
    <style:style style:name="P19" style:family="paragraph" style:parent-style-name="Text_20_body">
      <style:text-properties style:font-name="Arial2" fo:font-size="11pt" officeooo:paragraph-rsid="0025dbaf" style:font-size-asian="11pt" style:font-size-complex="11pt"/>
    </style:style>
    <style:style style:name="P20" style:family="paragraph" style:parent-style-name="Text_20_body">
      <style:text-properties style:font-name="Arial2" fo:font-size="11pt" officeooo:paragraph-rsid="002cc26e" style:font-size-asian="11pt" style:font-size-complex="11pt"/>
    </style:style>
    <style:style style:name="P21" style:family="paragraph" style:parent-style-name="Text_20_body">
      <style:text-properties style:font-name="Arial2" fo:font-size="11pt" fo:font-style="italic" officeooo:paragraph-rsid="002cc26e" style:font-size-asian="11pt" style:font-style-asian="italic" style:font-size-complex="11pt" style:font-style-complex="italic"/>
    </style:style>
    <style:style style:name="P22" style:family="paragraph" style:parent-style-name="Text_20_body" style:list-style-name="L2">
      <style:text-properties officeooo:paragraph-rsid="002cc26e"/>
    </style:style>
    <style:style style:name="P23" style:family="paragraph" style:parent-style-name="Text_20_body" style:list-style-name="L1">
      <style:paragraph-properties fo:margin-top="0in" fo:margin-bottom="0in"/>
    </style:style>
    <style:style style:name="P24" style:family="paragraph" style:parent-style-name="Heading_20_2">
      <style:paragraph-properties>
        <style:tab-stops>
          <style:tab-stop style:position="1.698in"/>
        </style:tab-stops>
      </style:paragraph-properties>
      <style:text-properties style:font-name="Cambria2"/>
    </style:style>
    <style:style style:name="P25" style:family="paragraph" style:parent-style-name="Heading_20_1">
      <style:text-properties officeooo:paragraph-rsid="001fb045" style:font-name-asian="MS Mincho" style:font-name-complex="Tahoma3"/>
    </style:style>
    <style:style style:name="P26" style:family="paragraph" style:parent-style-name="Heading_20_1">
      <style:paragraph-properties fo:break-before="page"/>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style:font-name="Arial2" fo:font-size="11pt" officeooo:rsid="002cc26e" style:font-size-asian="11pt" style:font-size-complex="11pt"/>
    </style:style>
    <style:style style:name="T4" style:family="text">
      <style:text-properties officeooo:rsid="001fb045"/>
    </style:style>
    <style:style style:name="T5" style:family="text">
      <style:text-properties officeooo:rsid="00200552"/>
    </style:style>
    <style:style style:name="T6" style:family="text">
      <style:text-properties officeooo:rsid="002014a9"/>
    </style:style>
    <style:style style:name="T7" style:family="text">
      <style:text-properties officeooo:rsid="0021dc5a"/>
    </style:style>
    <style:style style:name="T8" style:family="text">
      <style:text-properties officeooo:rsid="0023cd8f"/>
    </style:style>
    <style:style style:name="T9" style:family="text">
      <style:text-properties officeooo:rsid="002548b7"/>
    </style:style>
    <style:style style:name="T10" style:family="text">
      <style:text-properties officeooo:rsid="0026e48d"/>
    </style:style>
    <style:style style:name="T11" style:family="text">
      <style:text-properties officeooo:rsid="0028df3e"/>
    </style:style>
    <style:style style:name="T12" style:family="text">
      <style:text-properties officeooo:rsid="002a5899"/>
    </style:style>
    <style:style style:name="T13" style:family="text">
      <style:text-properties officeooo:rsid="002a6f2a"/>
    </style:style>
    <style:style style:name="T14" style:family="text">
      <style:text-properties officeooo:rsid="002c2147"/>
    </style:style>
    <style:style style:name="T15" style:family="text">
      <style:text-properties officeooo:rsid="002cc26e"/>
    </style:style>
    <style:style style:name="T16" style:family="text">
      <style:text-properties fo:color="#00008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Arial2" fo:font-size="10pt" fo:font-weight="bold" style:font-size-asian="10pt" style:font-weight-asian="bold" style:font-size-complex="10pt" style:font-weight-complex="bold"/>
    </style:style>
    <style:style style:name="T20" style:family="text">
      <style:text-properties fo:color="#800000" style:font-name="Arial2" fo:font-size="10pt" fo:font-weight="bold" style:font-size-asian="10pt" style:font-weight-asian="bold" style:font-size-complex="10pt" style:font-weight-complex="bold"/>
    </style:style>
    <style:style style:name="T21"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Contenu 1<text:tab/><text:a xlink:type="simple" xlink:href="#__RefHeading__402_1336058694" text:style-name="Internet_20_link" text:visited-style-name="Internet_20_link">6</text:a></text:p>
          <text:p text:style-name="P13">4 <text:s text:c="2"/>Contenu <text:s/>2<text:tab/><text:a xlink:type="simple" xlink:href="#__RefHeading__404_1336058694" text:style-name="Internet_20_link" text:visited-style-name="Internet_20_link">6</text:a></text:p>
          <text:p text:style-name="P14">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4"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324129039" text:style-name="L1">
        <text:list-item>
          <text:p text:style-name="P23">Plan-type «dossier de gestion de la documentation»</text:p>
        </text:list-item>
        <text:list-item>
          <text:p text:style-name="P23">etc.</text:p>
        </text:list-item>
      </text:list>
      <text:h text:style-name="Heading_20_2" text:outline-level="2"><text:bookmark text:name="__RefHeading__400_1336058694"/><text:span text:style-name="T1">Terminologie et Abréviations</text:span>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6"/>
      <text:p text:style-name="P16"/>
      <text:p text:style-name="P16"/>
      <text:p text:style-name="P16"/>
      <text:h text:style-name="P25" text:outline-level="1"><text:bookmark text:name="__RefHeading__402_1336058694"/><text:soft-page-break/><text:span text:style-name="T4">Benchmarking </text:span><text:span text:style-name="T5">ERP</text:span><text:bookmark-end text:name="__RefHeading__402_1336058694"/></text:h>
      <text:p text:style-name="P18"><text:span text:style-name="T4"><text:tab/>Le secteur BTP (Bâtiment Travaux Publiques) regroupe plusieurs fonctionnalités administratives et opérationelles comme Gestion Ressources Humaines, paie, gestion planning, suivi comptable opérationel d'intervention, élaboration de devis. Ces fonctionnalités sont </text:span><text:span text:style-name="T5">communes non seulement aux concurrents BTP et TP mais aussi à plein d'autres entreprises dans des secteurs differents. </text:span></text:p>
      <text:p text:style-name="P19"><text:span text:style-name="T5"><text:tab/></text:span></text:p>
      <text:p text:style-name="P19"><text:span text:style-name="T5"><text:tab/>L'ERP (Entreprise Ressources Planning) est un progiciel que nous permet de gérer l'ensemble des processus opérationels d'une entreprise et de propager des informations d'une façon organisée au sein de celle ci. Actuellement, un grand nombre de fournisseurs de progiciel affichent une offre d'ERP ciblant le secteur BTP et qui offrent une grande varieté de modules utilles dans toutes les étapes d'un projet BTP comme des DAO (Design Assisté par Ordinateur) </text:span><text:span text:style-name="T6">et des GPAO (Logiciel de gestion de production assisté pas ordinateur)</text:span><text:span text:style-name="T5">.</text:span></text:p>
      <text:p text:style-name="P19"><text:span text:style-name="T5"><text:tab/></text:span></text:p>
      <text:p text:style-name="P19"><text:span text:style-name="T14">Nous avons dégagé </text:span><text:span text:style-name="T15">à travers nos recherches sur Internet des solutions ERP BTP connues :</text:span></text:p>
      <text:list xml:id="list1075902253" text:style-name="L2">
        <text:list-item>
          <text:p text:style-name="P22"><text:span text:style-name="T3">WinLog</text:span></text:p>
        </text:list-item>
        <text:list-item>
          <text:p text:style-name="P22"><text:span text:style-name="T3">Pharos</text:span></text:p>
        </text:list-item>
        <text:list-item>
          <text:p text:style-name="P22"><text:span text:style-name="T3">Onaya</text:span></text:p>
        </text:list-item>
        <text:list-item>
          <text:p text:style-name="P22"><text:span text:style-name="T3">Anael</text:span></text:p>
        </text:list-item>
        <text:list-item>
          <text:p text:style-name="P22"><text:span text:style-name="T3">SAP</text:span></text:p>
        </text:list-item>
        <text:list-item>
          <text:p text:style-name="P22"><text:span text:style-name="T3">CEGID</text:span></text:p>
        </text:list-item>
        <text:list-item>
          <text:p text:style-name="P22"><text:span text:style-name="T3">Axel System</text:span></text:p>
        </text:list-item>
        <text:list-item>
          <text:p text:style-name="P22"><text:span text:style-name="T3">PROGIB</text:span></text:p>
        </text:list-item>
        <text:list-item>
          <text:p text:style-name="P22"><text:span text:style-name="T3">NAVIBAT</text:span></text:p>
        </text:list-item>
        <text:list-item>
          <text:p text:style-name="P22"><text:span text:style-name="T3">CAAD</text:span></text:p>
        </text:list-item>
        <text:list-item>
          <text:p text:style-name="P22"><text:span text:style-name="T3">APIBAT</text:span></text:p>
        </text:list-item>
        <text:list-item>
          <text:p text:style-name="P22"><text:span text:style-name="T3">BATPRO</text:span></text:p>
        </text:list-item>
        <text:list-item>
          <text:p text:style-name="P22"><text:span text:style-name="T3">Business Planet</text:span></text:p>
        </text:list-item>
        <text:list-item>
          <text:p text:style-name="P22"><text:span text:style-name="T3">i3</text:span></text:p>
        </text:list-item>
        <text:list-item>
          <text:p text:style-name="P22"><text:span text:style-name="T3">TinyERP</text:span></text:p>
        </text:list-item>
        <text:list-item>
          <text:p text:style-name="P22"><text:span text:style-name="T3">PROGINOV</text:span></text:p>
        </text:list-item>
        <text:list-item>
          <text:p text:style-name="P22"><text:span text:style-name="T3">ICI SUITE BATIMENT</text:span></text:p>
        </text:list-item>
        <text:list-item>
          <text:p text:style-name="P22"><text:span text:style-name="T3">Mercure</text:span></text:p>
        </text:list-item>
        <text:list-item>
          <text:p text:style-name="P22"><text:span text:style-name="T3">Sage</text:span></text:p>
        </text:list-item>
        <text:list-item>
          <text:p text:style-name="P22"><text:span text:style-name="T3">Batigest</text:span></text:p>
        </text:list-item>
        <text:list-item>
          <text:p text:style-name="P22"><text:span text:style-name="T3">Open ERP</text:span></text:p>
        </text:list-item>
        <text:list-item>
          <text:p text:style-name="P22"><text:span text:style-name="T3">Open Bravo</text:span></text:p>
        </text:list-item>
      </text:list>
      <text:p text:style-name="P19"><text:span text:style-name="T10"/></text:p>
      <text:p text:style-name="P20"><text:span text:style-name="T5"><text:tab/>Comme il existe sur le marché une grande varieté de logiciels, tout aussi performant les uns que les autres, mais qui varient sur </text:span><text:span text:style-name="T7">quelques fonctionnalités auxiliaires mais importantes dans le choix d'un bon ERP </text:span><text:span text:style-name="T8">qui convient à la demande</text:span><text:span text:style-name="T7">, </text:span><text:span text:style-name="T9">nous avons choisi de faire une étude comparative entre quatre solutions : parmi eux, une solution SAP Standard, une solution ERP BTP Open Source </text:span><text:span text:style-name="T15">(Open Bravo)</text:span><text:span text:style-name="T9">, une solution ERP BTP la plus notoritaire </text:span><text:span text:style-name="T15">(Pharos)</text:span><text:span text:style-name="T9"> sur le marché et une solution ERP BTP française innovante </text:span><text:span text:style-name="T15">(APIBAT).</text:span><text:span text:style-name="T9"> </text:span></text:p>
      <text:p text:style-name="P19"><text:span text:style-name="T10"/></text:p>
      <text:p text:style-name="P19"><text:span text:style-name="T10"><text:tab/>Le tableau ci-dessous présente la correspondance entre les solutions ERP choisies et les besoins fonctionnels et non fonctionnels requis </text:span><text:span text:style-name="T11">par notre entreprise </text:span><text:span text:style-name="T12">classé</text:span><text:span text:style-name="T13">s</text:span><text:span text:style-name="T12"> par département</text:span><text:span text:style-name="T10">.</text:span></text:p>
      <text:p text:style-name="P19"><text:span text:style-name="T10"/></text:p>
      <text:p text:style-name="P21"><text:span text:style-name="T15">RMQ : Le tableau est sur ARIS.</text:span></text:p>
      <text:p text:style-name="P19"><text:span text:style-name="T10"/></text:p>
      <text:p text:style-name="P3"/>
      <text:p text:style-name="Spec_20_-_20_Texte_20_sans_20_mise_20_en_20_forme"><draw:frame text:anchor-type="paragraph" draw:z-index="1" draw:style-name="gr2" draw:text-style-name="P27" svg:width="6.6933in" svg:height="0.4705in" svg:x="0.1972in" svg:y="0.248in"><draw:text-box><text:p><text:span text:style-name="T19">Note :</text:span></text:p><text:p><text:span text:style-name="T17">Ceci est une note !</text:span></text:p></draw:text-box></draw:frame></text:p>
      <text:p text:style-name="Spec_20_-_20_Texte_20_sans_20_mise_20_en_20_forme"><draw:frame text:anchor-type="paragraph" draw:z-index="3" draw:style-name="gr4" draw:text-style-name="P27" svg:width="6.6933in" svg:height="0.5094in" svg:x="0.1972in" svg:y="1.9925in"><draw:text-box><text:p><text:span text:style-name="T19">ATTENTION !</text:span></text:p><text:p><text:span text:style-name="T17">Ceci est une note importante !</text:span></text:p></draw:text-box></draw:frame><draw:frame text:anchor-type="paragraph" draw:z-index="2" draw:style-name="gr3" draw:text-style-name="P27" svg:width="6.6933in" svg:height="0.5094in" svg:x="0.1972in" svg:y="1.0354in"><draw:text-box><text:p><text:span text:style-name="T19">IMPORTANT !</text:span></text:p><text:p><text:span text:style-name="T1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6.6933in" svg:height="0.9587in" svg:x="0.1972in" svg:y="0.8516in"><draw:text-box><text:p><text:span text:style-name="T16">Note aux développeurs :</text:span></text:p><text:p><text:span text:style-name="T17">Ceci est une note pour les développeurs !</text:span></text:p><text:p><text:span text:style-name="T18">Exemples</text:span><text:span text:style-name="T17"> : </text:span></text:p><text:p><text:span text:style-name="T17">- Prévoir en flexibilité : la liste pourra changer au cours du temps et être 10 fois plus longue.</text:span></text:p><text:p><text:span text:style-name="T17">- Le système AX est incompatible avec le produit AY : Utilisez la méthode BY.</text:span></text:p></draw:text-box></draw:frame><draw:frame text:anchor-type="paragraph" draw:z-index="4" draw:style-name="gr5" draw:text-style-name="P27" svg:width="6.6933in" svg:height="1.115in" svg:x="0.1972in" svg:y="2.0189in"><draw:text-box><text:p><text:span text:style-name="T20">Note aux fonctionnels :</text:span></text:p><text:p><text:span text:style-name="T17">Ceci est une note pour les fonctionnels.</text:span></text:p><text:p><text:span text:style-name="T18">Exemple</text:span><text:span text:style-name="T17"> : </text:span></text:p><text:p><text:span text:style-name="T17">- Cette décision a été prise afin de rester en accord avec la procédure A090.</text:span></text:p><text:p><text:span text:style-name="T17">- Cette étape de validation est particulièrement importante dans le processus de gestion du magasin. Vérifiez à deux fois plutôt que d' « auto-valider ».</text:span></text:p></draw:text-box></draw:frame><draw:frame text:anchor-type="paragraph" draw:z-index="5" draw:style-name="gr6" draw:text-style-name="P27" svg:width="6.6933in" svg:height="1.115in" svg:x="0.1972in" svg:y="3.8508in"><draw:text-box><text:p><text:span text:style-name="T21">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0T18:08:02</meta:creation-date>
    <meta:editing-duration>PT00H57M44S</meta:editing-duration>
    <meta:editing-cycles>1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0T19:05:46</dc:date>
    <dc:creator>Henrique Nogueira</dc:creator>
    <meta:document-statistic meta:table-count="3" meta:image-count="0" meta:object-count="0" meta:page-count="6" meta:paragraph-count="96" meta:word-count="666" meta:character-count="4247"/>
    <meta:user-defined meta:name="Info 2"/>
    <meta:user-defined meta:name="Info 3"/>
    <meta:user-defined meta:name="Info 4"/>
    <meta:user-defined meta:name="License">&lt;a href="http://templates.services.openoffice.org/bsd-license"&gt;BSD&lt;/a&gt; </meta:user-defined>
  </office:meta>
</office:document-meta>
</file>